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AC9282FA.jpg" manifest:media-type="image/jpeg"/>
  <manifest:file-entry manifest:full-path="Pictures/10000201000003BE00000229CE2E1AC3.png" manifest:media-type="image/png"/>
  <manifest:file-entry manifest:full-path="Pictures/10000201000003BE00000229E9AD3CFA.png" manifest:media-type="image/png"/>
  <manifest:file-entry manifest:full-path="Pictures/1000000000000129000000AA4A32197D.jpg" manifest:media-type="image/jpeg"/>
  <manifest:file-entry manifest:full-path="Pictures/100000000000011F0000010BE2896F83.jpg" manifest:media-type="image/jpeg"/>
  <manifest:file-entry manifest:full-path="Pictures/100000000000038400000283874F8284.jpg" manifest:media-type="image/jpeg"/>
  <manifest:file-entry manifest:full-path="Pictures/1000000000000172000001D19191CA17.jpg" manifest:media-type="image/jpeg"/>
  <manifest:file-entry manifest:full-path="Pictures/10000000000001F4000001F48DD4C36E.jpg" manifest:media-type="image/jpeg"/>
  <manifest:file-entry manifest:full-path="Pictures/10000000000001D900000127C3AF8DBC.jpg" manifest:media-type="image/jpeg"/>
  <manifest:file-entry manifest:full-path="Pictures/1000000000000320000003201E0ED9E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stroke="dash" draw:stroke-dash="Fine_20_Dash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00cc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svg:stroke-width="0.051cm" svg:stroke-color="#000000" draw:marker-start-width="0.352cm" draw:marker-end-width="0.352cm" draw:fill="solid" draw:fill-color="#99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14cm" svg:height="4.314cm" draw:transform="rotate (0.4307472593922) translate (3.54cm 16.771cm)">
          <draw:image xlink:href="Pictures/1000000000000320000003201E0ED9EE.jpg" xlink:type="simple" xlink:show="embed" xlink:actuate="onLoad">
            <text:p/>
          </draw:image>
        </draw:frame>
        <draw:frame draw:style-name="gr1" draw:text-style-name="P1" draw:layer="layout" svg:width="5.188cm" svg:height="3.236cm" svg:x="7.369cm" svg:y="15.986cm">
          <draw:image xlink:href="Pictures/10000000000001D900000127C3AF8DBC.jpg" xlink:type="simple" xlink:show="embed" xlink:actuate="onLoad">
            <text:p/>
          </draw:image>
        </draw:frame>
        <draw:frame draw:style-name="gr1" draw:text-style-name="P1" draw:layer="layout" svg:width="3.364cm" svg:height="4.227cm" svg:x="1.319cm" svg:y="1.218cm">
          <draw:image xlink:href="Pictures/1000000000000172000001D19191CA17.jpg" xlink:type="simple" xlink:show="embed" xlink:actuate="onLoad">
            <text:p/>
          </draw:image>
        </draw:frame>
        <draw:frame draw:style-name="gr2" draw:text-style-name="P1" draw:layer="layout" svg:width="5.332cm" svg:height="3.81cm" svg:x="7.604cm" svg:y="1.508cm">
          <draw:image xlink:href="Pictures/100000000000038400000283874F8284.jpg" xlink:type="simple" xlink:show="embed" xlink:actuate="onLoad">
            <text:p/>
          </draw:image>
        </draw:frame>
        <draw:frame draw:style-name="gr1" draw:text-style-name="P1" draw:layer="layout" svg:width="2.867cm" svg:height="2.667cm" svg:x="3.101cm" svg:y="6.969cm">
          <draw:image xlink:href="Pictures/100000000000011F0000010BE2896F83.jpg" xlink:type="simple" xlink:show="embed" xlink:actuate="onLoad">
            <text:p/>
          </draw:image>
        </draw:frame>
        <draw:frame draw:style-name="gr1" draw:text-style-name="P1" draw:layer="layout" svg:width="3.712cm" svg:height="2.143cm" draw:transform="skewX (-0.000523598775598259) rotate (-1.3843951626819) translate (4.992cm 3.666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4.754cm" svg:height="2.721cm" svg:x="3.764cm" svg:y="11.995cm">
          <draw:image xlink:href="Pictures/1000000000000129000000AA4A32197D.jpg" xlink:type="simple" xlink:show="embed" xlink:actuate="onLoad">
            <text:p/>
          </draw:image>
        </draw:frame>
        <draw:frame draw:style-name="gr1" draw:text-style-name="P1" draw:layer="layout" svg:width="5.207cm" svg:height="5.207cm" svg:x="4.302cm" svg:y="20.685cm">
          <draw:image xlink:href="Pictures/10000000000001F4000001F4AC9282FA.jpg" xlink:type="simple" xlink:show="embed" xlink:actuate="onLoad">
            <text:p/>
          </draw:image>
        </draw:frame>
        <draw:frame draw:style-name="gr2" draw:text-style-name="P1" draw:layer="layout" svg:width="5.596cm" svg:height="5.596cm" svg:x="11.16cm" svg:y="21.058cm">
          <draw:image xlink:href="Pictures/10000000000001F4000001F48DD4C36E.jpg" xlink:type="simple" xlink:show="embed" xlink:actuate="onLoad">
            <text:p/>
          </draw:image>
        </draw:frame>
        <draw:frame draw:style-name="gr1" draw:text-style-name="P1" draw:layer="layout" svg:width="2.974cm" svg:height="2.767cm" svg:x="6.461cm" svg:y="6.996cm">
          <draw:image xlink:href="Pictures/100000000000011F0000010BE2896F83.jpg" xlink:type="simple" xlink:show="embed" xlink:actuate="onLoad">
            <text:p/>
          </draw:image>
        </draw:frame>
        <draw:frame draw:style-name="gr2" draw:text-style-name="P1" draw:layer="layout" svg:width="3.612cm" svg:height="2.086cm" draw:transform="skewX (0.000872664625997147) rotate (1.3845696956071) translate (6.507cm 7.216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3.348cm" svg:height="1.932cm" draw:transform="rotate (-1.3842206297567) translate (9.142cm 13.374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3.434cm" svg:height="1.982cm" draw:transform="skewX (-0.0020943951023932) rotate (-2.20557257574523) translate (9.08cm 10.173cm)">
          <draw:image xlink:href="Pictures/10000201000003BE00000229CE2E1AC3.png" xlink:type="simple" xlink:show="embed" xlink:actuate="onLoad">
            <text:p/>
          </draw:image>
        </draw:frame>
        <draw:frame draw:style-name="gr2" draw:text-style-name="P1" draw:layer="layout" svg:width="3.598cm" svg:height="2.077cm" draw:transform="skewX (0.00191986217719378) rotate (2.20522350989484) translate (5.167cm 13cm)">
          <draw:image xlink:href="Pictures/10000201000003BE00000229CE2E1AC3.png" xlink:type="simple" xlink:show="embed" xlink:actuate="onLoad">
            <text:p/>
          </draw:image>
        </draw:frame>
        <draw:frame draw:style-name="gr2" draw:text-style-name="P1" draw:layer="layout" svg:width="3.411cm" svg:height="1.968cm" draw:transform="rotate (1.64741628095745) translate (7.547cm 22.205cm)">
          <draw:image xlink:href="Pictures/10000201000003BE00000229E9AD3CFA.png" xlink:type="simple" xlink:show="embed" xlink:actuate="onLoad">
            <text:p/>
          </draw:image>
        </draw:frame>
        <draw:frame draw:style-name="gr2" draw:text-style-name="P1" draw:layer="layout" svg:width="3.411cm" svg:height="1.968cm" draw:transform="rotate (3.07945893221879) translate (12.435cm 25.274cm)">
          <draw:image xlink:href="Pictures/10000201000003BE00000229E9AD3CFA.png" xlink:type="simple" xlink:show="embed" xlink:actuate="onLoad">
            <text:p/>
          </draw:image>
        </draw:frame>
        <draw:line draw:style-name="gr3" draw:text-style-name="P1" draw:layer="layout" svg:x1="1cm" svg:y1="14.97cm" svg:x2="20.59cm" svg:y2="14.97cm">
          <text:p/>
        </draw:line>
        <draw:custom-shape draw:style-name="gr4" draw:text-style-name="P2" draw:layer="layout" svg:width="3.302cm" svg:height="2.921cm" svg:x="15.097cm" svg:y="11.795cm">
          <text:p text:style-name="P2"><text:span text:style-name="T1">You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3.302cm" svg:height="2.794cm" svg:x="15.097cm" svg:y="15.224cm">
          <text:p text:style-name="P2"><text:span text:style-name="T2">Mar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5:52:25.537186608</meta:creation-date>
    <dc:date>2015-10-14T17:43:09.791319216</dc:date>
    <meta:editing-duration>PT1H1M30S</meta:editing-duration>
    <meta:editing-cycles>17</meta:editing-cycles>
    <meta:generator>LibreOffice/4.2.8.2$Linux_X86_64 LibreOffice_project/420m0$Build-2</meta:generator>
    <meta:document-statistic meta:object-count="19"/>
  </office:meta>
</office:document-meta>
</file>